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/>
    <style:font-face style:name="Nimbus Roman No9 L" svg:font-family="'Nimbus Roman No9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5.7708in" fo:margin-left="0.4104in" fo:margin-right="0.7438in" table:align="margins" style:writing-mode="lr-tb"/>
    </style:style>
    <style:style style:name="Table1.A" style:family="table-column">
      <style:table-column-properties style:column-width="5.7708in" style:rel-column-width="8310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5.7708in" fo:margin-left="0.4104in" fo:margin-right="0.7438in" table:align="margins" style:writing-mode="lr-tb"/>
    </style:style>
    <style:style style:name="Table2.A" style:family="table-column">
      <style:table-column-properties style:column-width="5.7708in" style:rel-column-width="8310*"/>
    </style:style>
    <style:style style:name="Table2.A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lain_20_Text">
      <style:paragraph-properties fo:text-align="center" style:justify-single-word="false"/>
      <style:text-properties style:font-name="Nimbus Roman No9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Plain_20_Text">
      <style:text-properties style:font-name="Nimbus Roman No9 L" fo:font-size="12pt" style:font-size-asian="12pt" style:font-size-complex="12pt"/>
    </style:style>
    <style:style style:name="P4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5" style:family="paragraph" style:parent-style-name="Plain_20_Text">
      <style:text-properties style:font-name="Nimbus Roman No9 L" fo:font-size="12pt" style:font-size-asian="12pt" style:font-size-complex="12pt"/>
    </style:style>
    <style:style style:name="P6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min-label-width="0.25in"/>
      </text:list-level-style-number>
      <text:list-level-style-number text:level="2" text:style-name="Numbering_20_Symbols" style:num-format="1" text:display-levels="2">
        <style:list-level-properties text:space-before="0.0417in" text:min-label-width="0.25in"/>
      </text:list-level-style-number>
      <text:list-level-style-number text:level="3" style:num-suffix="." style:num-format="1" text:display-levels="3">
        <style:list-level-properties text:space-before="0.0835in" text:min-label-width="0.25in"/>
      </text:list-level-style-number>
      <text:list-level-style-number text:level="4" style:num-suffix="." style:num-format="1" text:display-levels="4">
        <style:list-level-properties text:space-before="0.1252in" text:min-label-width="0.25in"/>
      </text:list-level-style-number>
      <text:list-level-style-number text:level="5" style:num-suffix="." style:num-format="1" text:display-levels="5">
        <style:list-level-properties text:space-before="0.1665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7in" text:min-label-width="0.25in"/>
      </text:list-level-style-number>
      <text:list-level-style-number text:level="9" style:num-suffix="." style:num-format="1" text:display-levels="9">
        <style:list-level-properties text:space-before="0.3335in" text:min-label-width="0.25in"/>
      </text:list-level-style-number>
      <text:list-level-style-number text:level="10" style:num-suffix="." style:num-format="1" text:display-levels="10">
        <style:list-level-properties text:space-before="0.3752in" text:min-label-width="0.25in"/>
      </text:list-level-style-number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ayce Dowell – Indiana University</text:p>
      <text:p text:style-name="P2"><text:span text:style-name="T1">June 1</text:span>, 2009</text:p>
      <text:p text:style-name="P2">Updated: <text:date style:data-style-name="N76" text:date-value="2009-06-03T08:54:09.99">June 3, 2009</text:date></text:p>
      <text:p text:style-name="P3"/>
      <text:p text:style-name="P3">1. Obtaining the Software</text:p>
      <text:p text:style-name="Horizontal_20_Line"/>
      <text:p text:style-name="P3">The Clean Tools software can be obtained using SVN. <text:s/>For the current version, use the following command:</text:p>
      <text:p text:style-name="P3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3">svn export http://dowellhouse2.dyndns.org/subversion/tags/Cleantools-1.0.2</text:p>
            </table:table-cell>
          </table:table-row>
        </table:table-header-rows>
      </table:table>
      <text:p text:style-name="P3"/>
      <text:p text:style-name="P3">For the development version use:</text:p>
      <text:p text:style-name="P3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svn export http://dowellhouse2.dyndns.org/subversion/trunk/IDL/ALFALFA/deconvolution</text:p>
            </table:table-cell>
          </table:table-row>
        </table:table-header-rows>
      </table:table>
      <text:p text:style-name="P3"/>
      <text:p text:style-name="P3">It is strongly recommended that you avoid the development version and that you use the most current version of the software package as the development version may have unknown errors.</text:p>
      <text:p text:style-name="P3"/>
      <text:p text:style-name="P3">2. <text:s/>Configuration</text:p>
      <text:p text:style-name="Horizontal_20_Line"/>
      <text:p text:style-name="P3">Move all files to a directory 'deconvolution' that is at the same level as 'aoidl', 'eggidl', and 'idl_alfa'.</text:p>
      <text:p text:style-name="P3">Run ./configure</text:p>
      <text:p text:style-name="P3">Run mak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/>
    <style:font-face style:name="Nimbus Roman No9 L" svg:font-family="'Nimbus Roman No9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Plain_20_Text" style:master-page-name="Standard">
      <style:paragraph-properties fo:text-align="center" style:justify-single-word="false" style:page-number="auto"/>
      <style:text-properties style:font-name="Nimbus Roman No9 L" fo:font-size="12pt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header>
        <text:p text:style-name="P1">Installing the Clean Tools Package</text:p>
      </style:header>
      <style:footer>
        <text:p text:style-name="P2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6-01T10:57:36</meta:creation-date>
    <dc:date>2009-06-03T08:54:09</dc:date>
    <meta:editing-cycles>11</meta:editing-cycles>
    <meta:editing-duration>PT21H40M3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5" meta:word-count="115" meta:character-count="751"/>
  </office:meta>
</office:document-meta>
</file>